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70000001A695BAB149.jpg" manifest:media-type="image/jpeg"/>
  <manifest:file-entry manifest:full-path="Pictures/10000000000004DA0000030E2EB875B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cc66ff" draw:marker-start-width="0.227cm" draw:marker-end-width="0.227cm" draw:fill-color="#cc66ff" draw:textarea-horizontal-align="justify" draw:textarea-vertical-align="middle" draw:auto-grow-height="false" fo:min-height="0cm" fo:min-width="0.376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cc66ff" draw:marker-start-width="0.227cm" draw:marker-end-width="0.227cm" draw:fill-color="#cc66ff" draw:textarea-horizontal-align="justify" draw:textarea-vertical-align="middle" draw:auto-grow-height="false" fo:min-height="0cm" fo:min-width="0.376cm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6" style:family="graphic" style:parent-style-name="standard">
      <style:graphic-properties svg:stroke-color="#6600cc" draw:fill-color="#cc66ff" draw:textarea-horizontal-align="justify" draw:textarea-vertical-align="middle" draw:auto-grow-height="false" fo:min-height="0.014cm" fo:min-width="0.376cm"/>
    </style:style>
    <style:style style:name="gr7" style:family="graphic" style:parent-style-name="standard">
      <style:graphic-properties svg:stroke-color="#990099" draw:fill-color="#cc66ff" draw:textarea-horizontal-align="justify" draw:textarea-vertical-align="middle" draw:auto-grow-height="false" fo:min-height="0.014cm" fo:min-width="0.376cm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</style:style>
    <style:style style:name="P3" style:family="paragraph"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 draw:fill-color="#ffffff"/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T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0.515cm" svg:height="6.62cm" svg:x="5.285cm" svg:y="8.18cm">
          <draw:image xlink:href="Pictures/10000000000004DA0000030E2EB875B4.jpg" xlink:type="simple" xlink:show="embed" xlink:actuate="onLoad">
            <text:p/>
          </draw:image>
        </draw:frame>
        <draw:frame draw:style-name="gr1" draw:text-style-name="P1" draw:layer="layout" svg:width="5.282cm" svg:height="3.572cm" svg:x="8.318cm" svg:y="4.228cm">
          <draw:image xlink:href="Pictures/1000000000000270000001A695BAB149.jpg" xlink:type="simple" xlink:show="embed" xlink:actuate="onLoad">
            <text:p/>
          </draw:image>
        </draw:frame>
        <draw:custom-shape draw:style-name="gr2" draw:text-style-name="P2" draw:layer="layout" svg:width="1cm" svg:height="0.4cm" svg:x="13cm" svg:y="5.281cm">
          <text:p text:style-name="P1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0.4cm" svg:x="13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6cm" svg:height="0.681cm" svg:x="14cm" svg:y="5cm">
          <draw:text-box>
            <text:p text:style-name="P3"><text:span text:style-name="T1">USB①</text:span><text:span text:style-name="T1">（</text:span><text:span text:style-name="T1">FTDI-Console)</text:span></text:p>
          </draw:text-box>
        </draw:frame>
        <draw:frame draw:style-name="gr5" draw:text-style-name="P6" draw:layer="layout" svg:width="4cm" svg:height="1.081cm" svg:x="14cm" svg:y="5.934cm">
          <draw:text-box>
            <text:p text:style-name="P5"><text:span text:style-name="T2">USB②</text:span><text:span text:style-name="T2">（</text:span><text:span text:style-name="T2">Edison)</text:span></text:p>
          </draw:text-box>
        </draw:frame>
        <draw:custom-shape draw:style-name="gr6" draw:text-style-name="P2" draw:layer="layout" svg:width="1cm" svg:height="0.528cm" svg:x="14.8cm" svg:y="11.8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cm" svg:height="0.528cm" svg:x="14.8cm" svg:y="12.7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6cm" svg:height="0.806cm" svg:x="15.8cm" svg:y="12.6cm">
          <draw:text-box>
            <text:p text:style-name="P7"><text:span text:style-name="T3">USB①</text:span><text:span text:style-name="T3">（</text:span><text:span text:style-name="T3">FTDI-Console)</text:span></text:p>
          </draw:text-box>
        </draw:frame>
        <draw:frame draw:style-name="gr4" draw:text-style-name="P10" draw:layer="layout" svg:width="4cm" svg:height="0.806cm" svg:x="15.8cm" svg:y="11.594cm">
          <draw:text-box>
            <text:p text:style-name="P9"><text:span text:style-name="T4">USB②</text:span><text:span text:style-name="T4">（</text:span><text:span text:style-name="T4">Edison)</text:span></text:p>
          </draw:text-box>
        </draw:fram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tagami</meta:initial-creator>
    <meta:creation-date>2015-06-27T11:29:00.918524868</meta:creation-date>
    <dc:date>2015-06-27T12:36:50.848499577</dc:date>
    <dc:creator>kitagami</dc:creator>
    <meta:editing-duration>PT6M36S</meta:editing-duration>
    <meta:editing-cycles>1</meta:editing-cycles>
    <meta:document-statistic meta:object-count="33"/>
    <meta:generator>LibreOffice/4.4.2.2$Linux_x86 LibreOffice_project/40m0$Build-2</meta:generator>
  </office:meta>
</office:document-meta>
</file>